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

            <text:p text:style-name="Standard"><text:span>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text:span>Output through which the value of the evolved expression is passed once at the start and later only if there was some change in the resul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